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position="super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699cm" svg:height="1.905cm" svg:x="8.366cm" svg:y="21.447cm">
          <text:p text:style-name="P1">xi_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07cm" svg:height="1.905cm" svg:x="8.112cm" svg:y="6.555cm">
          <text:p text:style-name="P1">xieps_<text:span text:style-name="T1">sdl</text:span>_play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2.54cm" svg:height="1.524cm" svg:x="8.152cm" svg:y="25.304cm">
          <text:p text:style-name="P1">GNU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4.445cm" svg:height="2.032cm" svg:x="8.493cm" svg:y="16.494cm">
          <text:p text:style-name="P1">Author's <text:span text:style-name="T1">C</text:span></text:p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5.461cm" svg:height="2.921cm" svg:x="7.985cm" svg:y="1.635cm">
          <text:p text:style-name="P1"><text:span text:style-name="T1">Consumer</text:span></text:p>
          <text:p text:style-name="P1"><text:span text:style-name="T1">Executable</text:span></text:p>
          <text:p text:style-name="P1">Win, OSX, Linux</text:p>
          <text:p text:style-name="P1">Android, i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2.466cm" svg:height="1.524cm" svg:x="10.98cm" svg:y="25.284cm">
          <text:p text:style-name="P1">GLib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s" svg:x1="10.715cm" svg:y1="18.526cm" svg:x2="10.715cm" svg:y2="21.447cm" draw:start-shape="id1" draw:end-shape="id2" svg:d="M10715 18526v501 1918 502" svg:viewBox="0 0 1 2922">
          <text:p text:style-name="P1">include</text:p>
        </draw:connector>
        <draw:custom-shape draw:style-name="gr6" draw:text-style-name="P1" xml:id="id3" draw:id="id3" draw:layer="layout" svg:width="4.953cm" svg:height="3.175cm" svg:x="8.273cm" svg:y="11.274cm">
          <text:p text:style-name="P1">Author's project</text:p>
          <text:p text:style-name="P1">built as shared</text:p>
          <text:p text:style-name="P1">libra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s" svg:x1="10.715cm" svg:y1="16.494cm" svg:x2="10.749cm" svg:y2="14.449cm" draw:start-shape="id1" draw:end-shape="id3" svg:d="M10715 16494v-501l34-1044v-500" svg:viewBox="0 0 35 2046">
          <text:p text:style-name="P1">make</text:p>
        </draw:connector>
        <draw:connector draw:style-name="gr5" draw:text-style-name="P1" draw:layer="layout" draw:type="lines" svg:x1="10.715cm" svg:y1="8.46cm" svg:x2="10.749cm" svg:y2="11.274cm" draw:start-shape="id4" draw:end-shape="id3" svg:d="M10715 8460v500l34 1812v502" svg:viewBox="0 0 35 2815">
          <text:p text:style-name="P1">include</text:p>
        </draw:connector>
        <draw:connector draw:style-name="gr5" draw:text-style-name="P1" draw:layer="layout" draw:type="lines" svg:x1="10.715cm" svg:y1="23.352cm" svg:x2="9.422cm" svg:y2="25.304cm" draw:start-shape="id2" draw:end-shape="id5" svg:d="M10715 23352v500l-1293 951v501" svg:viewBox="0 0 1294 1953">
          <text:p text:style-name="P1">include</text:p>
        </draw:connector>
        <draw:connector draw:style-name="gr7" draw:text-style-name="P1" draw:layer="layout" draw:type="lines" svg:x1="10.715cm" svg:y1="23.352cm" svg:x2="12.213cm" svg:y2="25.284cm" draw:start-shape="id2" draw:start-glue-point="2" draw:end-shape="id6" draw:end-glue-point="0" svg:d="M10715 23352v500l1498 931v501" svg:viewBox="0 0 1499 1933">
          <text:p/>
        </draw:connector>
        <draw:connector draw:style-name="gr5" draw:text-style-name="P1" draw:layer="layout" draw:type="lines" svg:x1="10.715cm" svg:y1="6.555cm" svg:x2="10.715cm" svg:y2="4.556cm" draw:start-shape="id4" draw:end-shape="id7" svg:d="M10715 6555v-502-997-500" svg:viewBox="0 0 1 2000">
          <text:p text:style-name="P1">make</text:p>
        </draw:connector>
        <draw:custom-shape draw:style-name="gr2" draw:text-style-name="P1" xml:id="id8" draw:id="id8" draw:layer="layout" svg:width="2.466cm" svg:height="1.524cm" svg:x="16.849cm" svg:y="6.675cm">
          <text:p text:style-name="P1">SDL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s" svg:x1="13.319cm" svg:y1="7.507cm" svg:x2="16.849cm" svg:y2="7.437cm" draw:start-shape="id4" draw:end-shape="id8" svg:d="M13319 7507h500l2529-70h501" svg:viewBox="0 0 3531 71">
          <text:p/>
        </draw:connector>
        <draw:frame draw:style-name="gr8" draw:text-style-name="P2" draw:layer="layout" svg:width="6.175cm" svg:height="0.78cm" svg:x="1.254cm" svg:y="1.381cm">
          <draw:text-box>
            <text:p text:style-name="P2"><text:span text:style-name="T2">Current as of: Aug, 1</text:span><text:span text:style-name="T3">st</text:span><text:span text:style-name="T2">, 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Cluff</meta:initial-creator>
    <meta:creation-date>2013-04-30T13:23:19</meta:creation-date>
    <dc:date>2015-08-01T13:17:09.758035553</dc:date>
    <meta:editing-duration>PT59M19S</meta:editing-duration>
    <meta:editing-cycles>36</meta:editing-cycles>
    <meta:generator>LibreOffice/4.2.8.2$Linux_X86_64 LibreOffice_project/420m0$Build-2</meta:generator>
    <meta:document-statistic meta:object-count="16"/>
  </office:meta>
</office:document-meta>
</file>